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 mathvariant="italic">AB</mi>
                </mrow>
                <mo stretchy="false">)</mo>
              </mrow>
              <mo stretchy="false">†</mo>
            </msup>
            <mrow>
              <mi/>
              <mo stretchy="false">=</mo>
              <mi/>
            </mrow>
            <msup>
              <mi>B</mi>
              <mo stretchy="false">†</mo>
            </msup>
            <msup>
              <mi>A</mi>
              <mo stretchy="false">†</mo>
            </msup>
            <mi/>
            <mtext> , denn:</mtext>
          </mrow>
        </mtd>
      </mtr>
      <mtr>
        <mtd>
          <mrow/>
        </mtd>
      </mtr>
      <mtr>
        <mtd>
          <mrow>
            <mfenced open="〈" close="〉">
              <mrow>
                <mrow>
                  <mo stretchy="false">γ</mo>
                </mrow>
                <mo stretchy="false">∣</mo>
                <mrow>
                  <mrow>
                    <mo stretchy="false">(</mo>
                    <mrow>
                      <mi mathvariant="italic">AB</mi>
                    </mrow>
                    <mo stretchy="false">)</mo>
                  </mrow>
                </mrow>
                <mo stretchy="false">∣</mo>
                <mrow>
                  <mo stretchy="false">α</mo>
                </mrow>
              </mrow>
            </mfenced>
            <mrow>
              <mi/>
              <mo stretchy="false">=</mo>
              <mi/>
            </mrow>
            <msup>
              <mfenced open="〈" close="〉">
                <mrow>
                  <mrow>
                    <mo stretchy="false">α</mo>
                  </mrow>
                  <mo stretchy="false">∣</mo>
                  <mrow>
                    <msup>
                      <mrow>
                        <mo stretchy="false">(</mo>
                        <mrow>
                          <mi mathvariant="italic">AB</mi>
                        </mrow>
                        <mo stretchy="false">)</mo>
                      </mrow>
                      <mo stretchy="false">†</mo>
                    </msup>
                  </mrow>
                  <mo stretchy="false">∣</mo>
                  <mrow>
                    <mo stretchy="false">γ</mo>
                  </mrow>
                </mrow>
              </mfenced>
              <mtext>*</mtext>
            </msup>
            <mi/>
            <mtext> ,</mtext>
          </mrow>
        </mtd>
      </mtr>
      <mtr>
        <mtd>
          <mrow>
            <mfenced open="〈" close="〉">
              <mrow>
                <mrow>
                  <mo stretchy="false">γ</mo>
                </mrow>
                <mo stretchy="false">∣</mo>
                <mrow>
                  <mrow>
                    <mo stretchy="false">(</mo>
                    <mrow>
                      <mi mathvariant="italic">AB</mi>
                    </mrow>
                    <mo stretchy="false">)</mo>
                  </mrow>
                </mrow>
                <mo stretchy="false">∣</mo>
                <mrow>
                  <mo stretchy="false">α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sup>
                    <mi>A</mi>
                    <mo stretchy="false">†</mo>
                  </msup>
                  <mo stretchy="false">γ</mo>
                </mrow>
                <mo stretchy="false">∣</mo>
                <mrow>
                  <mi>B</mi>
                </mrow>
                <mo stretchy="false">∣</mo>
                <mrow>
                  <mo stretchy="false">α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sup>
                    <mi>B</mi>
                    <mo stretchy="false">†</mo>
                  </msup>
                  <msup>
                    <mi>A</mi>
                    <mo stretchy="false">†</mo>
                  </msup>
                  <mo stretchy="false">γ</mo>
                </mrow>
                <mo stretchy="false">∣</mo>
                <mrow>
                  <mo stretchy="false">α</mo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sup>
              <mfenced open="〈" close="〉">
                <mrow>
                  <mrow>
                    <mo stretchy="false">α</mo>
                  </mrow>
                  <mo stretchy="false">∣</mo>
                  <mrow>
                    <msup>
                      <mi>B</mi>
                      <mo stretchy="false">†</mo>
                    </msup>
                    <msup>
                      <mi>A</mi>
                      <mo stretchy="false">†</mo>
                    </msup>
                    <mo stretchy="false">γ</mo>
                  </mrow>
                </mrow>
              </mfenced>
              <mtext>*</mtext>
            </msup>
            <mrow>
              <mi/>
              <mo stretchy="false">=</mo>
              <mi/>
            </mrow>
            <msup>
              <mfenced open="〈" close="〉">
                <mrow>
                  <mrow>
                    <mo stretchy="false">α</mo>
                  </mrow>
                  <mo stretchy="false">∣</mo>
                  <mrow>
                    <msup>
                      <mi>B</mi>
                      <mo stretchy="false">†</mo>
                    </msup>
                    <msup>
                      <mi>A</mi>
                      <mo stretchy="false">†</mo>
                    </msup>
                  </mrow>
                  <mo stretchy="false">∣</mo>
                  <mrow>
                    <mo stretchy="false">γ</mo>
                  </mrow>
                </mrow>
              </mfenced>
              <mtext>*</mtext>
            </msup>
            <mi/>
          </mrow>
        </mtd>
      </mtr>
    </mtable>
    <annotation encoding="StarMath 5.0">(AB) ^%Ux2020 `=` B ^%Ux2020 A ^%Ux2020 `" , denn:"newline newline
alignl left langle %igamma mline (AB) mline %ialpha right rangle `=`
left langle %ialpha mline (AB) ^%Ux2020 mline %igamma right rangle ^"*" `" ," newline
left langle %igamma mline (AB) mline %ialpha right rangle `=`
left langle A ^%Ux2020 %igamma mline B mline %ialpha right rangle `=`
left langle B ^%Ux2020 A ^%Ux2020 %igamma mline %ialpha right rangle `=` newline
alignr `=` left langle %ialpha mline B ^%Ux2020 A ^%Ux2020 %igamma right rangle ^"*" `=`
left langle %ialpha mline B ^%Ux2020 A ^%Ux2020 mline %igamma right rangle ^"*"`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4:24:03.241000000</meta:creation-date>
    <meta:generator>LibreOffice/4.1.4.2$Windows_x86 LibreOffice_project/0a0440ccc0227ad9829de5f46be37cfb6edcf72</meta:generator>
  </office:meta>
</office:document-meta>
</file>